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Pictures/1000000000000311000000DC42450FAECDF71956.png" manifest:media-type="image/png"/>
  <manifest:file-entry manifest:full-path="Pictures/10000201000001120000009B774CC84972CED6CF.png" manifest:media-type="image/png"/>
  <manifest:file-entry manifest:full-path="Pictures/1000000000000272000002531CB076A87AAA4EE6.jpg" manifest:media-type="image/jpeg"/>
  <manifest:file-entry manifest:full-path="Pictures/10000201000002BC000001E56C13344F294B65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hilanka1" svg:font-family="Chilanka" style:font-pitch="variable"/>
    <style:font-face style:name="Liberation Serif" svg:font-family="'Liberation Serif'" style:font-pitch="variable"/>
    <style:font-face style:name="Chilanka" svg:font-family="Chilank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text-shadow="1pt 1pt" style:text-underline-style="solid" style:text-underline-width="auto" style:text-underline-color="font-color"/>
    </style:style>
    <style:style style:name="P5" style:family="paragraph">
      <style:text-properties fo:color="#ffffff" loext:opacity="100%" fo:text-shadow="1pt 1pt"/>
    </style:style>
    <style:style style:name="P6" style:family="paragraph">
      <loext:graphic-properties draw:fill-color="#ffffff"/>
    </style:style>
    <style:style style:name="T1" style:family="text">
      <style:text-properties fo:text-shadow="1pt 1pt" style:text-underline-style="solid" style:text-underline-width="auto" style:text-underline-color="font-color"/>
    </style:style>
    <style:style style:name="T2" style:family="text">
      <style:text-properties fo:color="#ffffff" loext:opacity="100%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099cm" svg:x="1.4cm" svg:y="0.393cm" presentation:class="title" presentation:user-transformed="true">
          <draw:text-box>
            <text:p>INSTALL A MULTIMEDIA SERVER WITH A RASPBERRY PI</text:p>
          </draw:text-box>
        </draw:frame>
        <draw:frame draw:style-name="gr1" draw:text-style-name="P2" draw:layer="layout" svg:width="16.543cm" svg:height="11.461cm" svg:x="5.729cm" svg:y="3.5cm">
          <draw:image xlink:href="Pictures/10000201000002BC000001E56C13344F294B65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1">SUMMARY</text:span></text:p>
          </draw:text-box>
        </draw:frame>
        <draw:frame presentation:style-name="pr3" draw:text-style-name="P5" draw:layer="layout" svg:width="11.6cm" svg:height="9.134cm" svg:x="16cm" svg:y="4.366cm" presentation:class="outline" presentation:user-transformed="true">
          <draw:text-box>
            <text:list text:style-name="L2">
              <text:list-item>
                <text:p text:style-name="P5"><text:span text:style-name="T2">Necessary material</text:span></text:p>
              </text:list-item>
              <text:list-item>
                <text:p text:style-name="P5"><text:span text:style-name="T2">OSMC</text:span></text:p>
              </text:list-item>
              <text:list-item>
                <text:p text:style-name="P5"><text:span text:style-name="T2">Installation start</text:span></text:p>
                <text:p text:style-name="P5"><text:span text:style-name="T2">(3 steps)</text:span></text:p>
              </text:list-item>
              <text:list-item>
                <text:p text:style-name="P5"><text:span text:style-name="T2">Configuration</text:span></text:p>
              </text:list-item>
            </text:list>
          </draw:text-box>
        </draw:frame>
        <draw:frame draw:style-name="gr1" draw:text-style-name="P2" draw:layer="layout" svg:width="14.1cm" svg:height="7.977cm" svg:x="1.4cm" svg:y="4.023cm">
          <draw:image xlink:href="Pictures/10000201000001120000009B774CC84972CED6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NECESSARY MATERIAL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SMC</text:p>
          </draw:text-box>
        </draw:frame>
        <draw:frame draw:style-name="gr1" draw:text-style-name="P2" draw:layer="layout" svg:width="26.765cm" svg:height="7.5cm" svg:x="0.618cm" svg:y="4.125cm">
          <draw:image xlink:href="Pictures/1000000000000311000000DC42450FAECDF719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TEP 1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TEP 2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TEP 3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NFIGURATION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hilanka1" svg:font-family="Chilanka" style:font-pitch="variable"/>
    <style:font-face style:name="Liberation Serif" svg:font-family="'Liberation Serif'" style:font-pitch="variable"/>
    <style:font-face style:name="Chilanka" svg:font-family="Chilank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Chilanka1" fo:font-family="Chilanka" style:font-pitch="variable" fo:font-size="40pt" fo:font-style="normal" fo:text-shadow="1pt 1pt" style:text-underline-style="solid" style:text-underline-width="auto" style:text-underline-color="font-color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Mpr1" style:family="presentation" style:parent-style-name="Standard-title">
      <style:graphic-properties draw:auto-grow-height="false" fo:min-height="2.63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hilanka1" fo:font-size="15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28cm" svg:height="15.749cm" svg:x="0cm" svg:y="0.001cm">
        <draw:image xlink:href="Pictures/1000000000000272000002531CB076A87AAA4EE6.jpg" xlink:type="simple" xlink:show="embed" xlink:actuate="onLoad" draw:mime-type="image/jpeg">
          <text:p/>
        </draw:image>
      </draw:frame>
      <draw:frame presentation:style-name="Mpr1" draw:text-style-name="MP6" draw:layer="backgroundobjects" svg:width="25.199cm" svg:height="2.629cm" svg:x="1.4cm" svg:y="0.628cm" presentation:class="title">
        <draw:text-box>
          <text:p>Cliquez pour éditer le format du texte-titre</text:p>
        </draw:text-box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éro&gt;</text:page-number></text:span></text:p>
        </draw:text-box>
      </draw:frame>
      <draw:frame draw:style-name="Mgr4" draw:text-style-name="MP9" draw:layer="backgroundobjects" svg:width="16.998cm" svg:height="2.994cm" svg:x="5.513cm" svg:y="6.367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0-04T13:43:18.537779991</meta:creation-date>
    <dc:date>2021-10-18T13:51:09.385798466</dc:date>
    <meta:editing-duration>PT12M54S</meta:editing-duration>
    <meta:editing-cycles>4</meta:editing-cycles>
    <meta:generator>LibreOffice/7.0.6.2$Linux_X86_64 LibreOffice_project/00$Build-2</meta:generator>
    <meta:document-statistic meta:object-count="5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style:font-name="Comic Sans MS" fo:font-size="12pt" officeooo:rsid="001bd846" officeooo:paragraph-rsid="001bd846" style:font-size-asian="12pt" style:font-name-complex="Arial" style:font-size-complex="12pt" fo:hyphenate="false" fo:hyphenation-remain-char-count="2" fo:hyphenation-push-char-count="2" loext:hyphenation-no-caps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_at_home_worksheet_diapo</text:p>
    </office:text>
  </office:body>
</office:document-content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margin-top="0cm" fo:margin-bottom="0.353cm" style:contextual-spacing="false" fo:line-height="115%"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GB"/>
    </style:style>
    <style:style style:name="Table_20_Contents" style:display-name="Tabl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Title" style:family="paragraph" style:parent-style-name="Heading" style:class="chapter"/>
    <style:style style:name="Quotations" style:family="paragraph" style:parent-style-name="Standard" style:class="html"/>
    <style:style style:name="Frame_20_contents" style:display-name="Frame contents" style:family="paragraph" style:parent-style-name="Standard" style:class="extra"/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100%" fo:text-indent="0cm" style:auto-text-indent="false"/>
      <style:text-properties style:font-name="Calibri" fo:font-family="Calibri" style:font-family-generic="roman" style:font-pitch="variable" fo:language="fr" fo:country="FR" style:font-name-asian="Times New Roman1" style:font-family-asian="'Times New Roman'" style:font-family-generic-asian="system" style:font-pitch-asian="variable" style:language-asian="fr" style:country-asian="FR" style:font-name-complex="Tahoma1" style:font-family-complex="Tahoma" style:font-family-generic-complex="system" style:font-pitch-complex="variable" style:font-size-complex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fo:language="en" fo:country="GB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